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HAMPI QUISPE, BASI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2818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093761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MPI QUISPE, BASIL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482818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97702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JARAMILLO CUSI, CARLOS FRANCISC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481607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0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09/2021</text:p>
          </table:table-cell>
          <table:table-cell table:style-name="Tabla2.A3" office:value-type="string">
            <text:p text:style-name="P22">659606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6/09/2021</text:p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>5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6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15:29:5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